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DejaVu Sans" svg:font-family="'DejaVu Sans'" style:font-family-generic="roman" style:font-pitch="variable"/>
    <style:font-face style:name="Wingdings" svg:font-family="Wingdings" style:font-family-generic="roman"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officeooo:paragraph-rsid="0011f6a3"/>
    </style:style>
    <style:style style:name="P3" style:family="paragraph" style:parent-style-name="Standard">
      <style:text-properties officeooo:rsid="0014a7b6" officeooo:paragraph-rsid="0014a7b6"/>
    </style:style>
    <style:style style:name="P4" style:family="paragraph" style:parent-style-name="Standard">
      <style:text-properties officeooo:rsid="00168209" officeooo:paragraph-rsid="00168209"/>
    </style:style>
    <style:style style:name="P5" style:family="paragraph" style:parent-style-name="Standard">
      <style:text-properties officeooo:paragraph-rsid="001ce698"/>
    </style:style>
    <style:style style:name="P6" style:family="paragraph" style:parent-style-name="Standard">
      <style:text-properties officeooo:paragraph-rsid="00215528"/>
    </style:style>
    <style:style style:name="P7" style:family="paragraph" style:parent-style-name="Standard">
      <style:text-properties officeooo:paragraph-rsid="0022b505"/>
    </style:style>
    <style:style style:name="P8" style:family="paragraph" style:parent-style-name="Standard">
      <style:text-properties officeooo:rsid="0022b505" officeooo:paragraph-rsid="0022b505"/>
    </style:style>
    <style:style style:name="P9" style:family="paragraph" style:parent-style-name="Standard">
      <style:text-properties officeooo:rsid="0022b505" officeooo:paragraph-rsid="0025f4b7"/>
    </style:style>
    <style:style style:name="P10" style:family="paragraph" style:parent-style-name="Standard">
      <style:text-properties officeooo:rsid="0022b505" officeooo:paragraph-rsid="002837c6"/>
    </style:style>
    <style:style style:name="P11" style:family="paragraph" style:parent-style-name="Standard">
      <style:text-properties officeooo:rsid="0022b505" officeooo:paragraph-rsid="002c40f9"/>
    </style:style>
    <style:style style:name="P12" style:family="paragraph" style:parent-style-name="Standard">
      <style:text-properties officeooo:rsid="0022b505" officeooo:paragraph-rsid="003307c5"/>
    </style:style>
    <style:style style:name="P13" style:family="paragraph" style:parent-style-name="Standard">
      <style:text-properties officeooo:paragraph-rsid="0026d2f0"/>
    </style:style>
    <style:style style:name="P14" style:family="paragraph" style:parent-style-name="Standard">
      <style:text-properties officeooo:paragraph-rsid="0029e595"/>
    </style:style>
    <style:style style:name="P15" style:family="paragraph" style:parent-style-name="Standard">
      <style:text-properties officeooo:rsid="002c40f9" officeooo:paragraph-rsid="002c40f9"/>
    </style:style>
    <style:style style:name="P16" style:family="paragraph" style:parent-style-name="Standard">
      <style:text-properties officeooo:paragraph-rsid="002c40f9"/>
    </style:style>
    <style:style style:name="P17" style:family="paragraph" style:parent-style-name="Standard">
      <style:text-properties officeooo:rsid="003174ba" officeooo:paragraph-rsid="003174ba"/>
    </style:style>
    <style:style style:name="P18" style:family="paragraph" style:parent-style-name="Standard">
      <style:text-properties officeooo:rsid="003307c5" officeooo:paragraph-rsid="003307c5"/>
    </style:style>
    <style:style style:name="P19" style:family="paragraph" style:parent-style-name="Standard">
      <style:text-properties officeooo:rsid="003307c5" officeooo:paragraph-rsid="0036a98c"/>
    </style:style>
    <style:style style:name="P20" style:family="paragraph" style:parent-style-name="Standard">
      <style:text-properties officeooo:paragraph-rsid="003307c5"/>
    </style:style>
    <style:style style:name="P21" style:family="paragraph" style:parent-style-name="Standard">
      <style:text-properties fo:font-size="12pt" style:font-size-asian="12pt" style:font-size-complex="12pt"/>
    </style:style>
    <style:style style:name="P22" style:family="paragraph" style:parent-style-name="Standard">
      <style:text-properties fo:font-size="12pt" officeooo:rsid="002e1ee3" officeooo:paragraph-rsid="002e1ee3" style:font-size-asian="12pt" style:font-size-complex="12pt"/>
    </style:style>
    <style:style style:name="P23" style:family="paragraph" style:parent-style-name="Standard">
      <style:text-properties fo:font-size="12pt" officeooo:rsid="003174ba" officeooo:paragraph-rsid="003174ba" style:font-size-asian="12pt" style:font-size-complex="12pt"/>
    </style:style>
    <style:style style:name="P24" style:family="paragraph" style:parent-style-name="Standard">
      <style:text-properties officeooo:rsid="00395035" officeooo:paragraph-rsid="00395035"/>
    </style:style>
    <style:style style:name="P25" style:family="paragraph" style:parent-style-name="Standard">
      <style:text-properties officeooo:rsid="0039a043" officeooo:paragraph-rsid="0039a043"/>
    </style:style>
    <style:style style:name="P26" style:family="paragraph" style:parent-style-name="Standard">
      <style:text-properties officeooo:paragraph-rsid="003b668b"/>
    </style:style>
    <style:style style:name="P27" style:family="paragraph" style:parent-style-name="Standard">
      <style:paragraph-properties fo:margin-top="0cm" fo:margin-bottom="0.282cm" loext:contextual-spacing="false" fo:line-height="108%"/>
    </style:style>
    <style:style style:name="P28" style:family="paragraph" style:parent-style-name="Standard">
      <style:paragraph-properties fo:margin-left="2.498cm" fo:margin-right="0cm" fo:text-indent="0cm" style:auto-text-indent="false"/>
    </style:style>
    <style:style style:name="P29" style:family="paragraph" style:parent-style-name="Heading_20_1">
      <style:paragraph-properties fo:break-before="page"/>
    </style:style>
    <style:style style:name="P30" style:family="paragraph" style:parent-style-name="Standard_20__28_user_29_">
      <style:paragraph-properties fo:text-align="center" style:justify-single-word="false"/>
    </style:style>
    <style:style style:name="P31" style:family="paragraph" style:parent-style-name="Standard_20__28_user_29_">
      <style:paragraph-properties fo:text-align="center" style:justify-single-word="false"/>
      <style:text-properties fo:font-size="16pt" style:font-size-asian="16pt"/>
    </style:style>
    <style:style style:name="P32" style:family="paragraph" style:parent-style-name="Standard_20__28_user_29_" style:master-page-name="Standard">
      <style:paragraph-properties fo:text-align="center" style:justify-single-word="false" style:page-number="auto"/>
    </style:style>
    <style:style style:name="P33" style:family="paragraph" style:parent-style-name="List_20_Paragraph" style:list-style-name="WWNum4"/>
    <style:style style:name="T1" style:family="text">
      <style:text-properties fo:font-size="16pt" style:font-size-asian="16pt"/>
    </style:style>
    <style:style style:name="T2" style:family="text">
      <style:text-properties fo:font-size="14pt" style:font-size-asian="14pt"/>
    </style:style>
    <style:style style:name="T3" style:family="text">
      <style:text-properties style:font-name="Wingdings" officeooo:rsid="00104f84" style:font-name-asian="Wingdings2" style:font-name-complex="Wingdings2"/>
    </style:style>
    <style:style style:name="T4" style:family="text">
      <style:text-properties style:font-name="Wingdings" officeooo:rsid="0011f6a3" style:font-name-asian="Wingdings2" style:font-name-complex="Wingdings2"/>
    </style:style>
    <style:style style:name="T5" style:family="text">
      <style:text-properties style:font-name="Wingdings" officeooo:rsid="0013edcc" style:font-name-asian="Wingdings2" style:font-name-complex="Wingdings2"/>
    </style:style>
    <style:style style:name="T6" style:family="text">
      <style:text-properties officeooo:rsid="0011fadc"/>
    </style:style>
    <style:style style:name="T7" style:family="text">
      <style:text-properties officeooo:rsid="0016625c"/>
    </style:style>
    <style:style style:name="T8" style:family="text">
      <style:text-properties officeooo:rsid="00168209"/>
    </style:style>
    <style:style style:name="T9" style:family="text">
      <style:text-properties officeooo:rsid="00185f87"/>
    </style:style>
    <style:style style:name="T10" style:family="text">
      <style:text-properties officeooo:rsid="001cc096"/>
    </style:style>
    <style:style style:name="T11" style:family="text">
      <style:text-properties officeooo:rsid="001ce698"/>
    </style:style>
    <style:style style:name="T12" style:family="text">
      <style:text-properties officeooo:rsid="001f13e6"/>
    </style:style>
    <style:style style:name="T13" style:family="text">
      <style:text-properties officeooo:rsid="001f36b7"/>
    </style:style>
    <style:style style:name="T14" style:family="text">
      <style:text-properties officeooo:rsid="0022b505"/>
    </style:style>
    <style:style style:name="T15" style:family="text">
      <style:text-properties officeooo:rsid="0029e595"/>
    </style:style>
    <style:style style:name="T16" style:family="text">
      <style:text-properties officeooo:rsid="002b6778"/>
    </style:style>
    <style:style style:name="T17" style:family="text">
      <style:text-properties officeooo:rsid="002f5d2f"/>
    </style:style>
    <style:style style:name="T18" style:family="text">
      <style:text-properties officeooo:rsid="00301166"/>
    </style:style>
    <style:style style:name="T19" style:family="text">
      <style:text-properties officeooo:rsid="0030a091"/>
    </style:style>
    <style:style style:name="T20" style:family="text">
      <style:text-properties officeooo:rsid="003174ba"/>
    </style:style>
    <style:style style:name="T21" style:family="text">
      <style:text-properties officeooo:rsid="003307c5"/>
    </style:style>
    <style:style style:name="T22" style:family="text">
      <style:text-properties officeooo:rsid="0035d06c"/>
    </style:style>
    <style:style style:name="T23" style:family="text">
      <style:text-properties officeooo:rsid="00368196"/>
    </style:style>
    <style:style style:name="T24" style:family="text">
      <style:text-properties officeooo:rsid="0036a98c"/>
    </style:style>
    <style:style style:name="T25" style:family="text">
      <style:text-properties officeooo:rsid="0037bfd1"/>
    </style:style>
    <style:style style:name="T26" style:family="text">
      <style:text-properties officeooo:rsid="003950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Jeu Connexion</text:span></text:p>
      <text:p text:style-name="P31"/>
      <text:p text:style-name="P30"><text:span text:style-name="T2">Ivan Dromigny--Chevreuil, Killian Fretaud</text:span></text:p>
      <text:p text:style-name="P30">Groupe 501A</text:p>
      <text:p text:style-name="P30">Licence 3 Informatique</text:p>
      <text:p text:style-name="P30">2016 -2017</text:p>
      <text:p text:style-name="P27"/>
      <text:h text:style-name="P29" text:outline-level="1">Introduction</text:h>
      <text:p text:style-name="Standard"/>
      <text:p text:style-name="Standard"/>
      <text:p text:style-name="Standard">Commande de compilation et d’exécution : </text:p>
      <text:p text:style-name="Standard">javac java\*.java –d .\class &amp;&amp; java </text:p>
      <text:h text:style-name="Heading_20_1" text:outline-level="1">1. Les structures de données utilisées </text:h>
      <text:p text:style-name="Standard"><text:tab/>Afin de parvenir à la résolution du problème, nous avons utilisé plusieurs structures de données :</text:p>
      <text:list xml:id="list4510736104857254209" text:style-name="WWNum4">
        <text:list-item>
          <text:p text:style-name="P33">Classe-Union : Elle-même représenté par arbre sous forme de tableau.</text:p>
        </text:list-item>
      </text:list>
      <text:p text:style-name="Standard"/>
      <text:h text:style-name="Heading_20_1" text:outline-level="1">2. Méthodes obligatoires</text:h>
      <text:p text:style-name="Standard"/>
      <text:p text:style-name="P4">On admettra pour plus de simplicité, et cela pour toutes les descriptions suivante que :<text:tab/>- Comme Tcomp.taille = Tcase.taille alors</text:p>
      <text:p text:style-name="P4"><text:tab/><text:tab/><text:tab/>taille_ = <text:s/>Tcomp.taille = Tcase.taille</text:p>
      <text:p text:style-name="P4"><text:tab/><text:tab/><text:tab/>- TCase[] tableau contenant toutes les Cellules de la grille</text:p>
      <text:p text:style-name="P4"><text:tab/><text:tab/><text:tab/>- TComp[] contenant la composante de chaque Cellule de la grill<text:span text:style-name="T9">e</text:span></text:p>
      <text:h text:style-name="Heading_20_2" text:outline-level="2">1. colorerCase</text:h>
      <text:p text:style-name="Standard"/>
      <text:p text:style-name="Standard">Fonction colorerCase (entier val) : booléen </text:p>
      <text:p text:style-name="Standard">Début</text:p>
      <text:p text:style-name="Standard"><text:tab/>Si (valeur = 0 et (val = 1 ou val = 2 ou val = 3<text:tab/>)) alors</text:p>
      <text:p text:style-name="Standard"><text:tab/><text:tab/>valeur <text:span text:style-name="T4">←</text:span> val;<text:tab/></text:p>
      <text:p text:style-name="Standard"><text:tab/><text:tab/>Si (val = 1) alors</text:p>
      <text:p text:style-name="P2"><text:tab/><text:tab/><text:tab/>Change couleur bleu;</text:p>
      <text:p text:style-name="Standard"><text:tab/><text:tab/>Sinon </text:p>
      <text:p text:style-name="Standard"><text:tab/><text:tab/><text:tab/>Change couleur bleu;</text:p>
      <text:p text:style-name="Standard"><text:tab/><text:tab/>FinSi</text:p>
      <text:p text:style-name="Standard"/>
      <text:p text:style-name="Standard"><text:tab/><text:tab/>Retourner vrai;</text:p>
      <text:p text:style-name="Standard"><text:tab/>Sinon</text:p>
      <text:p text:style-name="Standard"><text:tab/><text:tab/>Retourner faux;</text:p>
      <text:p text:style-name="Standard">Fin</text:p>
      <text:p text:style-name="Standard"/>
      <text:p text:style-name="Standard">Description : Cette méthode <text:span text:style-name="T6">s'applique sur une case. Elle </text:span>vérifie si <text:span text:style-name="T6">cette dernière</text:span> est bien de couleur blanche (valeur = 0) et que le paramètre entré est bien un de ceux attendu. Si c’est le cas, la case est colorée en fonction de la valeur donné et vrai est retourné. Sinon retourne faux.</text:p>
      <text:p text:style-name="Standard"><text:soft-page-break/></text:p>
      <text:p text:style-name="Standard">Raisons : On ne peut pas faire plus simple.</text:p>
      <text:p text:style-name="Standard"/>
      <text:p text:style-name="Standard">Complexité : O(1)</text:p>
      <text:p text:style-name="Standard"/>
      <text:p text:style-name="P8">Efficacité ? : Il est en O(1)</text:p>
      <text:p text:style-name="Standard"/>
      <text:p text:style-name="Standard"/>
      <text:h text:style-name="Heading_20_2" text:outline-level="2">2. afficheComposante</text:h>
      <text:p text:style-name="P3"/>
      <text:p text:style-name="Standard">Fonction afficheComposante(entier x, entier y)</text:p>
      <text:p text:style-name="Standard">Début</text:p>
      <text:p text:style-name="Standard"><text:tab/>Si(TCase[x+y*taille_].valeur != 0) alors</text:p>
      <text:p text:style-name="Standard"/>
      <text:p text:style-name="Standard"><text:tab/><text:tab/>entier rac <text:span text:style-name="T5">← </text:span><text:s/>TComp[x+y*taille_];</text:p>
      <text:p text:style-name="Standard"><text:tab/><text:tab/>entier tmp[];</text:p>
      <text:p text:style-name="Standard"><text:tab/><text:tab/>tmp.<text:span text:style-name="T7">ajouter</text:span>(tout élément de rac);</text:p>
      <text:p text:style-name="Standard"><text:tab/><text:tab/></text:p>
      <text:p text:style-name="Standard"><text:tab/><text:tab/><text:span text:style-name="T8">Pour i de 0 à 5</text:span></text:p>
      <text:p text:style-name="Standard"><text:tab/><text:tab/><text:tab/><text:span text:style-name="T8">Pour i de 0 à tmp.taille faire</text:span></text:p>
      <text:p text:style-name="Standard"><text:tab/><text:tab/><text:tab/><text:tab/><text:span text:style-name="T8">Clignotement en vert de la case tmp[i] ;</text:span></text:p>
      <text:p text:style-name="P5"><text:tab/><text:tab/><text:tab/><text:span text:style-name="T8">finPour</text:span></text:p>
      <text:p text:style-name="Standard"><text:tab/><text:tab/><text:tab/><text:span text:style-name="T10">Pause de 1 sec ;</text:span></text:p>
      <text:p text:style-name="Standard"><text:tab/><text:tab/><text:span text:style-name="T8">FinPour</text:span></text:p>
      <text:p text:style-name="P4">Fin</text:p>
      <text:p text:style-name="Standard"/>
      <text:p text:style-name="Standard">Description : Si la case sélectionnée n’est pas blanche (valeur != 0) alors on récupère tous les éléments de la composante à laquelle la case appartient. Puis on fait clignoter en vert toutes les cases correspondantes. (ici 6 fois à intervalle de 1 sec)</text:p>
      <text:p text:style-name="Standard"/>
      <text:p text:style-name="Standard">C : nombre d’éléments dans la composante</text:p>
      <text:p text:style-name="Standard"/>
      <text:p text:style-name="Standard">Complexité : O(C)</text:p>
      <text:p text:style-name="P9"/>
      <text:p text:style-name="Standard"/>
      <text:h text:style-name="Heading_20_2" text:outline-level="2">3. existeCheminCases</text:h>
      <text:p text:style-name="Standard"/>
      <text:p text:style-name="Standard">Fonction existeCheminCases(entier x, entier y, entier z, entier t) : booléen</text:p>
      <text:p text:style-name="Standard"/>
      <text:p text:style-name="P1"><text:tab/>Si(TComp[x+y*<text:span text:style-name="T11">t</text:span>aille_] = TComp[z+t*taille_]) alors</text:p>
      <text:p text:style-name="P1"><text:tab/><text:tab/>retourner vrai ;</text:p>
      <text:p text:style-name="P1"><text:tab/>Sinon </text:p>
      <text:p text:style-name="P1"><text:tab/><text:tab/>retourner faux ;</text:p>
      <text:p text:style-name="P1"><text:tab/>FinSi</text:p>
      <text:p text:style-name="P1">Fin</text:p>
      <text:p text:style-name="P1"><text:soft-page-break/></text:p>
      <text:p text:style-name="Standard"/>
      <text:p text:style-name="Standard">Description : Vérifie si les deux cases font partie de la même composante, si oui retourne vrai, retourne faux sinon.</text:p>
      <text:p text:style-name="Standard"/>
      <text:p text:style-name="P13">Raisons : On ne peut pas faire plus simple.</text:p>
      <text:p text:style-name="P13"/>
      <text:p text:style-name="Standard">Complexité : O(1)</text:p>
      <text:p text:style-name="Standard"/>
      <text:p text:style-name="P10">Efficacité ? : Il est en O(1)</text:p>
      <text:p text:style-name="Standard"/>
      <text:p text:style-name="Standard"/>
      <text:h text:style-name="Heading_20_2" text:outline-level="2">4. relierCasesMin</text:h>
      <text:p text:style-name="Standard"/>
      <text:p text:style-name="P14">Description : <text:span text:style-name="T15">On effectue une recherche par « inondation ».</text:span></text:p>
      <text:p text:style-name="P14"/>
      <text:p text:style-name="P14"><text:tab/>La fonction vérifie que les deux cases sont bien de la même couleur. Si c’est le cas on instancie 3 tableau afin de stocker <text:bookmark text:name="_GoBack"/><text:span text:style-name="T12">les cases selon leur utilité - utile pour la boucle en cours → caseAct_, utile pour la boucle suivante → caseWait_ ou inutile pour la suite → caseImp_. </text:span></text:p>
      <text:p text:style-name="P14"/>
      <text:p text:style-name="P6"><text:tab/><text:span text:style-name="T13">Tant que caseWait_ à au moins 1 éléments, on met tous ses éléments dans caseAct_, puis pour chaque élément de caseAct_, on étudie toutes les cases autour d'elle de disponible. </text:span></text:p>
      <text:p text:style-name="P6"><text:span text:style-name="T13"><text:tab/>Si la case n'est ni de la couleur des cases entrées en paramètre ni de couleur blanche, on la rajoute a caseImp_. </text:span></text:p>
      <text:p text:style-name="P6"><text:span text:style-name="T13"><text:tab/>(1) Sinon si la case est blanche et que sa distance avec la case d'arrivé est de 0 on retourne le compteur incrémenté de 1, sinon si elle n'appartient pas déjà à caseImp_, on la rajoute dedans ainsi que dans <text:s/>caseWait_. </text:span></text:p>
      <text:p text:style-name="P7"><text:span text:style-name="T13"><text:tab/>Si la case est <text:s/>de la même couleur que les cases passées en paramètre alors, si elle n'appartient pas à caseImp_, on récupère tout les éléments de la composante dont elle appartient dans un tableau temporaire. Pour chaque élément de ce nouveau tableau, on vérifie qu'il n'est pas la case d'arrivé, si c'est le cas on retourne le compteur.</text:span></text:p>
      <text:p text:style-name="P7"><text:span text:style-name="T13"><text:tab/>Sinon on refait le point (1), et si la case est de couleur adverse on l'ajoute au tableau caseImp_ (si elle n'y est pas déjà). Puis on ajoute la case en cours de test à caseImp_.</text:span></text:p>
      <text:p text:style-name="P7"><text:tab/><text:span text:style-name="T16">A la fin de la boucle Tant que on incrément le compteur de 1.</text:span></text:p>
      <text:p text:style-name="P7"/>
      <text:p text:style-name="P8">Complexité : </text:p>
      <text:p text:style-name="P8"/>
      <text:p text:style-name="P7"/>
      <text:p text:style-name="P7"/>
      <text:p text:style-name="P7"/>
      <text:h text:style-name="Heading_20_2" text:outline-level="2"><text:soft-page-break/>5. nombreEtoiles</text:h>
      <text:p text:style-name="Standard"/>
      <text:p text:style-name="Standard">Fonction nombreEtoiles(entier x, entier y) : entier</text:p>
      <text:p text:style-name="Standard">Début</text:p>
      <text:p text:style-name="Standard"><text:tab/>entier compt <text:span text:style-name="T3">←</text:span> 0;</text:p>
      <text:p text:style-name="Standard"><text:tab/>entier rac <text:span text:style-name="T3">← T</text:span>comp[x+y*taille];</text:p>
      <text:p text:style-name="Standard"><text:tab/>entier tmp[];</text:p>
      <text:p text:style-name="Standard"><text:tab/>tmp.add(tout élément de rac);</text:p>
      <text:p text:style-name="Standard"/>
      <text:p text:style-name="Standard"><text:tab/>Pour i de 0 à tmp.taille-<text:span text:style-name="T19">1</text:span> faire</text:p>
      <text:p text:style-name="Standard"><text:tab/><text:tab/>Si(TCase[tmp[i]].estBase) alors</text:p>
      <text:p text:style-name="Standard"><text:tab/><text:tab/><text:tab/>Compt <text:span text:style-name="T3">←</text:span> compt +1;</text:p>
      <text:p text:style-name="Standard"><text:tab/><text:tab/>Finsi<text:tab/><text:tab/></text:p>
      <text:p text:style-name="Standard"><text:tab/>FinPour</text:p>
      <text:p text:style-name="Standard"><text:tab/>Retourner compt;</text:p>
      <text:p text:style-name="Standard">Fin</text:p>
      <text:p text:style-name="Standard"/>
      <text:p text:style-name="Standard">Description : Initialise un compteur à 0, puis récupère dans un tableau tous les éléments de la composante à laquelle la case sélectionnée appartient. Enfin incrémente le compteur de 1 pour chaque case étant une base.</text:p>
      <text:p text:style-name="Standard"/>
      <text:p text:style-name="Standard">C : nombre d’éléments dans la composante</text:p>
      <text:p text:style-name="Standard"/>
      <text:p text:style-name="Standard">Complexité : O(C) <text:s/></text:p>
      <text:p text:style-name="Standard"/>
      <text:p text:style-name="Standard"/>
      <text:h text:style-name="Heading_20_2" text:outline-level="2">6. afficheScore</text:h>
      <text:p text:style-name="P15"><text:tab/></text:p>
      <text:p text:style-name="P15">Fonction afficheScore()</text:p>
      <text:p text:style-name="P15">Début</text:p>
      <text:p text:style-name="P15"><text:tab/>Mise à jour graphique du score sur la fenêtre de jeu ;</text:p>
      <text:p text:style-name="P15">Fin</text:p>
      <text:p text:style-name="P15"/>
      <text:p text:style-name="P15">Description : On met à jour l'affichage graphique du score en fonction des variables de score attribué à chaque joueur.</text:p>
      <text:p text:style-name="P15"/>
      <text:p text:style-name="P16">Raisons : On ne peut pas faire plus simple.</text:p>
      <text:p text:style-name="P16"/>
      <text:p text:style-name="P16">Complexité : O(1)</text:p>
      <text:p text:style-name="P16"/>
      <text:p text:style-name="P11">Efficacité ? : Il est en O(1)</text:p>
      <text:p text:style-name="Standard"/>
      <text:p text:style-name="Standard"/>
      <text:h text:style-name="Heading_20_2" text:outline-level="2"><text:soft-page-break/>7. relieComposante</text:h>
      <text:p text:style-name="P21"/>
      <text:p text:style-name="P22">Fonction relieComposante(entier x, entier y, entier c<text:span text:style-name="T20">oul</text:span>) : entier []</text:p>
      <text:p text:style-name="P22">Début</text:p>
      <text:p text:style-name="P22"><text:tab/><text:span text:style-name="T20">Si(TCase[x+y*taille_].valeur = 0) alors</text:span></text:p>
      <text:p text:style-name="P22"><text:tab/><text:tab/><text:span text:style-name="T18">entier res[];</text:span></text:p>
      <text:p text:style-name="P22"><text:tab/><text:tab/>Pour chaque c<text:span text:style-name="T17">ase 'c'</text:span> autour de la case de coordonnée<text:span text:style-name="T20">s</text:span> (x,y) faire</text:p>
      <text:p text:style-name="P22"><text:tab/><text:tab/><text:tab/>Si(<text:span text:style-name="T17">c.valeur = coul) alors</text:span></text:p>
      <text:p text:style-name="P22"><text:tab/><text:tab/><text:tab/><text:tab/><text:span text:style-name="T19">booléen newComp ← vrai;<text:tab/></text:span></text:p>
      <text:p text:style-name="P22"><text:tab/><text:tab/><text:tab/><text:tab/><text:span text:style-name="T19">Pour i de 0 à res.taille-1 faire</text:span></text:p>
      <text:p text:style-name="P22"><text:tab/><text:tab/><text:tab/><text:tab/><text:tab/><text:span text:style-name="T19">Si(TComp[c] = Tcomp[res[i]]) alors</text:span></text:p>
      <text:p text:style-name="P21"><text:tab/><text:tab/><text:tab/><text:tab/><text:tab/><text:tab/><text:span text:style-name="T19">newComp ← faux;</text:span></text:p>
      <text:p text:style-name="P21"><text:tab/><text:tab/><text:tab/><text:tab/><text:tab/><text:span text:style-name="T19">FinSi</text:span></text:p>
      <text:p text:style-name="P21"><text:tab/><text:tab/><text:tab/><text:tab/><text:span text:style-name="T19">FinPour</text:span></text:p>
      <text:p text:style-name="P21"><text:tab/><text:tab/><text:tab/><text:tab/><text:span text:style-name="T19">Si(newComp) alors</text:span></text:p>
      <text:p text:style-name="P21"><text:tab/><text:tab/><text:tab/><text:tab/><text:tab/><text:span text:style-name="T20">res.ajouter(c) ;</text:span></text:p>
      <text:p text:style-name="P21"><text:tab/><text:tab/><text:tab/><text:tab/><text:span text:style-name="T20">FinSi</text:span></text:p>
      <text:p text:style-name="P21"><text:tab/><text:tab/><text:tab/><text:span text:style-name="T20">FinSi</text:span></text:p>
      <text:p text:style-name="P21"><text:tab/><text:tab/><text:span text:style-name="T20">FinPour</text:span></text:p>
      <text:p text:style-name="P21"><text:tab/><text:span text:style-name="T20">FinSi</text:span></text:p>
      <text:p text:style-name="P21"><text:tab/><text:span text:style-name="T20">retourner res ;</text:span></text:p>
      <text:p text:style-name="P23">Fin</text:p>
      <text:p text:style-name="P17"/>
      <text:p text:style-name="P17">Description : Pour toute les cases autour de la case sélectionnée on vérifie si elles sont bien de la couleur souhaité. Si c'est le cas on récupère leur composante et si cette dernière n'est pas déjà dans le tableau de retour on l'y ajoute.</text:p>
      <text:p text:style-name="P17"/>
      <text:p text:style-name="P20">Raisons : On ne peut pas faire plus simple.</text:p>
      <text:p text:style-name="P20"/>
      <text:p text:style-name="P20">Complexité : O(1)</text:p>
      <text:p text:style-name="P20"/>
      <text:p text:style-name="P12">Efficacité ? : Il est en O(1)</text:p>
      <text:p text:style-name="P17"/>
      <text:h text:style-name="Heading_20_2" text:outline-level="2"/>
      <text:h text:style-name="Heading_20_2" text:outline-level="2">8. <text:span text:style-name="T21">joueDeuxHumains</text:span></text:h>
      <text:p text:style-name="P18"><text:span text:style-name="T22">Rappel :</text:span> si joueur = 1 → co<text:span text:style-name="T22">loration</text:span> bleu ; si joueur = 2 → co<text:span text:style-name="T22">loration</text:span> rouge</text:p>
      <text:p text:style-name="P18"><text:tab/> <text:s text:c="4"/><text:span text:style-name="T22">colorerCase() retourne un booléen</text:span></text:p>
      <text:p text:style-name="P18"><text:tab/> <text:s text:c="3"/><text:span text:style-name="T22">listeCoup : tableau contenant tous les coups joués </text:span></text:p>
      <text:p text:style-name="P18"><text:tab/> <text:s text:c="3"/><text:span text:style-name="T25">testFinPartie() = fonction vérifiant toutes les conditions de fin de partie. Si c'est le cas affiche un message en conséquence, sinon la fonction continue de se dérouler.</text:span></text:p>
      <text:p text:style-name="P18"/>
      <text:p text:style-name="P18"/>
      <text:p text:style-name="P18"/>
      <text:p text:style-name="P18"><text:soft-page-break/>Fonction joueDeuxHumains()</text:p>
      <text:p text:style-name="P18">Début</text:p>
      <text:p text:style-name="P18"><text:tab/>Pour chaque clique de souris sur la grille faire</text:p>
      <text:p text:style-name="P18"><text:tab/><text:tab/>Si(<text:span text:style-name="T22">colorerCase(joueur) au coordonnées du clique dans TCase) alors</text:span></text:p>
      <text:p text:style-name="P18"><text:tab/><text:tab/><text:tab/><text:span text:style-name="T22">listeCoup.ajouter(TCase[coordClique]) ;</text:span></text:p>
      <text:p text:style-name="P18"><text:tab/><text:tab/><text:tab/><text:span text:style-name="T23">entier tmp[] ← relieComposante(coordCliqueX, coordCliqueY, joueur) ;</text:span></text:p>
      <text:p text:style-name="P18"><text:tab/><text:tab/><text:tab/><text:span text:style-name="T23">Pour i de 0 à tmp.taille – 1 faire</text:span></text:p>
      <text:p text:style-name="P18"><text:tab/><text:tab/><text:tab/><text:tab/><text:span text:style-name="T23">union entre tmp[i] et coordClique ;</text:span></text:p>
      <text:p text:style-name="P18"><text:tab/><text:tab/><text:tab/><text:span text:style-name="T23">FinPour</text:span></text:p>
      <text:p text:style-name="P18"><text:tab/><text:tab/><text:tab/><text:span text:style-name="T23">entier scoreTmp ← nombreEtoiles(coordCliqueX, coordCliqueY) ;</text:span></text:p>
      <text:p text:style-name="P18"><text:tab/><text:tab/><text:tab/><text:span text:style-name="T23">Si(joueur = 1) alors</text:span></text:p>
      <text:p text:style-name="P18"><text:tab/><text:tab/><text:tab/><text:tab/><text:span text:style-name="T23">Si(scoreTmp &gt; 1 et scoreTmp &gt; scoreJ1) alors</text:span></text:p>
      <text:p text:style-name="P18"><text:tab/><text:tab/><text:tab/><text:tab/><text:tab/><text:span text:style-name="T23">scoreJ1 ← scoreTmp;</text:span></text:p>
      <text:p text:style-name="P18"><text:tab/><text:tab/><text:tab/><text:tab/><text:tab/><text:span text:style-name="T23">afficheScores();</text:span></text:p>
      <text:p text:style-name="P18"><text:tab/><text:tab/><text:tab/><text:tab/><text:tab/><text:span text:style-name="T23">Si(scoreJ1 &gt; scoreJ2) alors</text:span></text:p>
      <text:p text:style-name="P18"><text:tab/><text:tab/><text:tab/><text:tab/><text:tab/><text:tab/><text:span text:style-name="T23">victoireJ1 ← vrai; victoireJ2 ← faux ;</text:span></text:p>
      <text:p text:style-name="P18"><text:tab/><text:tab/><text:tab/><text:tab/><text:tab/><text:span text:style-name="T24">FinSi</text:span></text:p>
      <text:p text:style-name="P18"><text:tab/><text:tab/><text:tab/><text:tab/><text:span text:style-name="T24">FinSi</text:span></text:p>
      <text:p text:style-name="P18"><text:tab/><text:tab/><text:tab/><text:tab/><text:span text:style-name="T24">joueur ← joueur + 1;</text:span></text:p>
      <text:p text:style-name="P18"><text:tab/><text:tab/><text:tab/><text:span text:style-name="T24">Sinon Si (joueur = 2) alors</text:span></text:p>
      <text:p text:style-name="P19"><text:tab/><text:tab/><text:tab/><text:tab/><text:span text:style-name="T23">Si(scoreTmp &gt; 1 et scoreTmp &gt; scoreJ2) alors</text:span></text:p>
      <text:p text:style-name="P19"><text:tab/><text:tab/><text:tab/><text:tab/><text:tab/><text:span text:style-name="T23">scoreJ2 ← scoreTmp;</text:span></text:p>
      <text:p text:style-name="P19"><text:tab/><text:tab/><text:tab/><text:tab/><text:tab/><text:span text:style-name="T23">afficheScores();</text:span></text:p>
      <text:p text:style-name="P19"><text:tab/><text:tab/><text:tab/><text:tab/><text:tab/><text:span text:style-name="T23">Si(scoreJ2 &gt; scoreJ1) alors</text:span></text:p>
      <text:p text:style-name="P19"><text:tab/><text:tab/><text:tab/><text:tab/><text:tab/><text:tab/><text:span text:style-name="T23">victoireJ2 ← vrai; victoireJ1 ← faux ;</text:span></text:p>
      <text:p text:style-name="P19"><text:tab/><text:tab/><text:tab/><text:tab/><text:tab/><text:span text:style-name="T24">FinSi</text:span></text:p>
      <text:p text:style-name="P19"><text:tab/><text:tab/><text:tab/><text:tab/><text:span text:style-name="T24">FinSi</text:span></text:p>
      <text:p text:style-name="P19"><text:tab/><text:tab/><text:tab/><text:tab/><text:span text:style-name="T24">joueur ← joueur - 1;</text:span></text:p>
      <text:p text:style-name="P19"><text:tab/><text:tab/><text:tab/><text:span text:style-name="T25">FinSi</text:span></text:p>
      <text:p text:style-name="P19"><text:tab/><text:tab/><text:tab/><text:span text:style-name="T25">testFinPartie() ;</text:span></text:p>
      <text:p text:style-name="P19"><text:tab/><text:tab/><text:span text:style-name="T26">Sinon</text:span></text:p>
      <text:p text:style-name="P19"><text:tab/><text:tab/><text:tab/><text:span text:style-name="T26">affiche message d'erreur;</text:span></text:p>
      <text:p text:style-name="P19"><text:tab/><text:tab/><text:span text:style-name="T26">FinSi</text:span></text:p>
      <text:p text:style-name="P19"><text:tab/><text:span text:style-name="T26">FinPour</text:span></text:p>
      <text:p text:style-name="P24">Fin</text:p>
      <text:p text:style-name="P24"/>
      <text:p text:style-name="P25">Description : </text:p>
      <text:p text:style-name="P18"><text:tab/><text:tab/><text:tab/></text:p>
      <text:p text:style-name="P26">Raisons :</text:p>
      <text:p text:style-name="P26"/>
      <text:p text:style-name="P26">Complexité : O()</text:p>
      <text:p text:style-name="P26"/>
      <text:p text:style-name="P26"><text:span text:style-name="T14">Efficacité ?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DejaVu Sans" svg:font-family="'DejaVu Sans'" style:font-family-generic="roman" style:font-pitch="variable"/>
    <style:font-face style:name="Wingdings" svg:font-family="Wingdings" style:font-family-generic="roman"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writing-mode="lr-tb"/>
      <style:text-properties style:font-name="DejaVu Sans" fo:font-family="'DejaVu Sans'"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423cm" loext:contextual-spacing="false" fo:keep-together="always" fo:keep-with-next="always"/>
      <style:text-properties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423cm" fo:margin-bottom="0.423cm" loext:contextual-spacing="false" fo:keep-together="always" fo:keep-with-next="always"/>
      <style:text-properties fo:font-size="14pt" style:font-name-asian="F" style:font-family-generic-asian="system" style:font-pitch-asian="variable" style:font-size-asian="14pt" style:font-name-complex="F" style:font-family-generic-complex="system" style:font-pitch-complex="variable" style:font-size-complex="13pt"/>
    </style:style>
    <style:style style:name="Standard_20__28_user_29_" style:display-name="Standard (user)" style:family="paragraph" style:default-outline-level="">
      <style:paragraph-properties fo:margin-top="0cm" fo:margin-bottom="0cm" loext:contextual-spacing="false" fo:line-height="103%" fo:text-align="justify" style:justify-single-word="false" fo:orphans="2" fo:widows="2" fo:hyphenation-ladder-count="no-limit" style:vertical-align="baseline" style:writing-mode="lr-tb"/>
      <style:text-properties style:font-name="DejaVu Sans" fo:font-family="'DejaVu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cm" loext:contextual-spacing="true"/>
      <style:text-properties fo:font-size="16pt" fo:letter-spacing="normal" style:letter-kerning="true" style:font-name-asian="F" style:font-family-generic-asian="system" style:font-pitch-asian="variable" style:font-size-asian="16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style:font-name="DejaVu Sans" fo:font-family="'DejaVu Sans'" style:font-family-generic="roman" style:font-pitch="variable" fo:font-size="16pt" fo:letter-spacing="normal" style:letter-kerning="true" style:font-name-asian="F" style:font-family-generic-asian="system" style:font-pitch-asian="variable" style:font-size-asian="16pt" style:font-name-complex="F" style:font-family-generic-complex="system" style:font-pitch-complex="variable" style:font-size-complex="28pt"/>
    </style:style>
    <style:style style:name="Titre_20_2_20_Car" style:display-name="Titre 2 Car" style:family="text" style:parent-style-name="Default_20_Paragraph_20_Font">
      <style:text-properties style:font-name="DejaVu Sans" fo:font-family="'DejaVu Sans'"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style>
    <style:style style:name="Titre_20_1_20_Car" style:display-name="Titre 1 Car" style:family="text" style:parent-style-name="Default_20_Paragraph_20_Font">
      <style:text-properties style:font-name="DejaVu Sans" fo:font-family="'DejaVu Sans'"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asian="Calibri1" style:font-family-asian="Calibri" style:font-family-generic-asian="system" style:font-pitch-asian="variable" style:font-name-complex="DejaVu Sans2"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714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style:font-name="DejaVu San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DejaVu San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ronn</meta:initial-creator>
    <meta:editing-cycles>63</meta:editing-cycles>
    <meta:creation-date>2016-12-01T19:54:00</meta:creation-date>
    <dc:date>2016-12-02T16:49:38.963748893</dc:date>
    <meta:editing-duration>PT5H58M23S</meta:editing-duration>
    <meta:generator>LibreOffice/5.0.3.2$Linux_X86_64 LibreOffice_project/00m0$Build-2</meta:generator>
    <meta:document-statistic meta:table-count="0" meta:image-count="0" meta:object-count="0" meta:page-count="7" meta:paragraph-count="171" meta:word-count="1142" meta:character-count="6938" meta:non-whitespace-character-count="56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